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Ω</text:p>
          </table:table-cell>
          <table:table-cell table:number-columns-repeated="1022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0" meta:object-count="0"/>
    <meta:generator>LibreOffice/3.4$Win32 LibreOffice_project/340m1$Build-302</meta:generator>
  </office:meta>
</office:document-meta>
</file>